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ataBinderTests.directBindingToEmptyIndexedFieldWithRegisteredSpecificEdi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DataBinderTests.bindingToIndexedFiel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6">
            <text:p text:style-name="Table_20_Contents">36</text:p>
          </table:table-cell>
        </table:table-row>
        <table:table-row>
          <table:table-cell office:value-type="string">
            <text:p text:style-name="Table_20_Contents">DataBinderTests.bindingErrorWithRuntimeExceptionFromFormat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BeanWithIntegerList.getIntegerLi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aBinderTests.bindingWithAllowedFieldsUsingAsterisk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DataBinderTests.trackDisallowedField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DataBinderTests.callSetMessageCodesResolverTwi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ataBinderTests.convertElement( Objec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aBinderTests.javaBeanPropertyConven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OptionalHolder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aBinderTests.bindingWithFormatterAgainstField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DataBinderTests.directBindingToIndexedFiel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8">
            <text:p text:style-name="Table_20_Contents">48</text:p>
          </table:table-cell>
        </table:table-row>
        <table:table-row>
          <table:table-cell office:value-type="string">
            <text:p text:style-name="Table_20_Contents">DataBinderTests.bindExceptionSerializ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DataBinderTests.bindingNoErrorsWithInvalidFiel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DataBinderTests.bindingWithSystemFieldErr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GrowingList.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rowingList.getWrappedLi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aBinderTests.bindingWithFormat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SpouseValidator.validate( @ Nullable Object obj , Errors error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DataBinderTests.customFormatterForPrimitiveProper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DataBinderTests.bindingWithAllowedAndDisallowedField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GrowingList.set( int index , E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aBinderTests.autoGrowBeyondDefaultLimi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DataBinderTests.optionalProper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DataBinderTests.bindingWithResortedLi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DataBinderTests.print( String object , Locale loca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aBinderTests.bindingErrorWithFormatterAgainstField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GrowingList.lastIndexOf( Object 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aBinderTests.addAllErro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GrowingList.remove( int 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aBinderTests.nestedGrowingLi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Book.setISBN( String ISB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aBinderTests.innerSpecificEditorForNestedIndexedFiel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DataBinderTests.setCustomMessageCodesResolverBeforeInitializeBindingResultForBeanPropertyAcce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DataBinderTests.customFormatterForSingleProper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3">
            <text:p text:style-name="Table_20_Contents">33</text:p>
          </table:table-cell>
        </table:table-row>
        <table:table-row>
          <table:table-cell office:value-type="string">
            <text:p text:style-name="Table_20_Contents">DataBinderTests.setAutoGrowCollectionLimi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SpouseValidator.supports( Class &lt; ? &gt; clazz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aBinderTests.fieldErrorAccessVaria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DataBinderTests.bindingNoErrorsWithIgnoreInval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DataBinderTests.setAsText( String 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aBinderTests.bindingWithAllowedField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DataBinderTests.setCustomMessageCodesResolverBeforeInitializeBindingResultForDirectFieldAcce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DataBinderTests.setMessageCodesResolverIsNullAfterInitializeBindingResul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GrowingList.listIte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aBinderTests.validatorNoError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51">
            <text:p text:style-name="Table_20_Contents">51</text:p>
          </table:table-cell>
        </table:table-row>
        <table:table-row>
          <table:table-cell office:value-type="string">
            <text:p text:style-name="Table_20_Contents">DataBinderTests.autoGrowWithinDefaultLimi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ataBinderTests.validatorWithNestedObjectNu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DataBinderTests.parse( String text , Locale loca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aBinderTests.bindingNoError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DataBinderTests.validatorWithErrorsAndCodesPrefi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1">
            <text:p text:style-name="Table_20_Contents">61</text:p>
          </table:table-cell>
        </table:table-row>
        <table:table-row>
          <table:table-cell office:value-type="string">
            <text:p text:style-name="Table_20_Contents">DataBinderTests.validatorWithErro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8">
            <text:p text:style-name="Table_20_Contents">58</text:p>
          </table:table-cell>
        </table:table-row>
        <table:table-row>
          <table:table-cell office:value-type="string">
            <text:p text:style-name="Table_20_Contents">DataBinderTests.getAs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ook.setTitle( String tit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ook.getNInStoc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ameBean.NameBean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aBinderTests.bindingWithNestedObjectCre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DataBinderTests.customEditorWithSub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1">
            <text:p text:style-name="Table_20_Contents">31</text:p>
          </table:table-cell>
        </table:table-row>
        <table:table-row>
          <table:table-cell office:value-type="string">
            <text:p text:style-name="Table_20_Contents">DataBinderTests.bindingErrorWithParseExceptionFromCustomFormat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DataBinderTests.customEditorForPrimitiveProper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Book.getTit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aBinderTests.bindingWithAllowedAndDisallowedMapField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DataBinderTests.bindingWithCustomFormat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DataBinderTests.bindingErrorWithFormat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DataBinderTests.setCustomMessageCodesResolverAfterInitializeBindingResul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DataBinderTests.bindingWithRequiredField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DataBinderTests.rejectWithoutDefaultMess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BeanWithIntegerList.setIntegerList( List &lt; Integer &gt; integerLi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ook.setNInStock( int nInStoc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rowingList.get( int index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DataBinderTests.bindingWithRequiredMapField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DataBinderTests.bindingStringArrayToInteger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DataBinderTests.bindingWithOverlappingAllowedAndDisallowedField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DataBinderTests.bindingWithFormatterAgainstLi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DataBinderTests.customEditorForAllStringPropert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GrowingList.addAll( int index , Collection &lt; ? extends E &gt;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aBinderTests.bindToStringArrayWithComponentEdi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DataBinderTests.bindingErrorWithCustomFormat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TestBeanValidator.validate( @ Nullable Object obj , Errors errors )</text:p>
          </table:table-cell>
          <table:table-cell office:value-type="float" office:value="8">
            <text:p text:style-name="Table_20_Contents">8</text:p>
          </table:table-cell>
          <table:table-cell office:value-type="float" office:value="10">
            <text:p text:style-name="Table_20_Contents">1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DataBinderTests.bindingErro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DataBinderTests.bindingWithError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54">
            <text:p text:style-name="Table_20_Contents">54</text:p>
          </table:table-cell>
        </table:table-row>
        <table:table-row>
          <table:table-cell office:value-type="string">
            <text:p text:style-name="Table_20_Contents">Book.getISB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aBinderTests.print( Integer object , Locale loca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rowingList.GrowingLi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aBinderTests.bindToStringArrayWithArrayEdi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DataBinderTests.nestedBindingWithDefaultConversionNoErro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DataBinderTests.bindingToNestedIndexedFiel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DataBinderTests.specificEditorForNestedIndexedFiel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DataBinderTests.nestedValidatorWithoutNested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DataBinderTests.autoGrowBeyondCustomLimi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DataBinderTests.conversionWithInappropriateStringEdi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DataBinderTests.customEditorWithOldValueAcces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DataBinderTests.bindingWithErrorsAndCustomEditor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61">
            <text:p text:style-name="Table_20_Contents">61</text:p>
          </table:table-cell>
        </table:table-row>
        <table:table-row>
          <table:table-cell office:value-type="string">
            <text:p text:style-name="Table_20_Contents">DataBinderTests.bindingErrorWithFormatterAgainstLi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DataBinderTests.bindingWithCustomEditorOnObjectFiel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DataBinderTests.bindingErrorWithParseExceptionFromFormat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GrowingList.ite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aBinderTests.customFormatterForAllStringPropert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DataBinderTests.editorForNestedIndexedFiel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DataBinderTests.bindingNoErrorsNotIgnoreUnknow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DataBinderTests.directBindingToEmptyIndexedFieldWithRegisteredGenericEdi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GrowingList.add( E 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aBinderTests.autoGrowWithinCustomLimi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DataBinderTests.bindingErrorWithRuntimeExceptionFromCustomFormat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DataBinderTests.setAutoGrowCollectionLimitAfterInitializ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ataBinderTests.customEditorForSingleProper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3">
            <text:p text:style-name="Table_20_Contents">33</text:p>
          </table:table-cell>
        </table:table-row>
        <table:table-row>
          <table:table-cell office:value-type="string">
            <text:p text:style-name="Table_20_Contents">NameBean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rowingList.listIterator( int 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ptionalHolder.setId( String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rowingList.indexOf( Object 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rowingList.cle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ptionalHolder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aBinderTests.bindingWithDisallowedField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TestBeanValidator.supports( Class &lt; ? &gt; clazz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ptionalHolder.setName( Optional &lt; String &gt;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aBinderTests.bindingWithDefaultConversionNoErro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Form.For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ataBinderTests.bindingNullToEmptyColle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NameBeanConverter.convert( NameBean 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m.getF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rowingList.add( int index , E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aBinderTests.overrideBindingResul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NameBean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